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cm" fo:border="none"/>
    </style:style>
    <style:style style:name="P2" style:family="paragraph" style:parent-style-name="Heading_20_3">
      <style:paragraph-properties fo:padding="0cm" fo:border="none"/>
    </style:style>
    <style:style style:name="P3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4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1d101a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Setup and Run Instructions</text:span></text:span></text:h>
      <text:h text:style-name="P2" text:outline-level="3">Prerequisites</text:h>
      <text:list xml:id="list920937833" text:style-name="L1">
        <text:list-item>
          <text:p text:style-name="P3">Maven repository must be whitelisted in your environment.</text:p>
        </text:list-item>
        <text:list-item>
          <text:p text:style-name="P3">Java 11 or later version must be installed on your machine.</text:p>
        </text:list-item>
        <text:list-item>
          <text:p text:style-name="P5">Network availability is required to run the code.</text:p>
        </text:list-item>
      </text:list>
      <text:h text:style-name="P2" text:outline-level="3">Steps to Run the Script</text:h>
      <text:list xml:id="list849108515" text:style-name="L2">
        <text:list-item>
          <text:p text:style-name="P4">Download the project from GitHub.</text:p>
        </text:list-item>
        <text:list-item>
          <text:p text:style-name="P4">Open the project in Eclipse or any other IDE.</text:p>
        </text:list-item>
        <text:list-item>
          <text:p text:style-name="P6">Run the <text:span text:style-name="Source_20_Text"><text:span text:style-name="T1">test</text:span></text:span><text:span text:style-name="Source_20_Text"><text:span text:style-name="T2">n</text:span></text:span><text:span text:style-name="Source_20_Text"><text:span text:style-name="T1">g.xml </text:span></text:span>fil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18:36:27.984471307</meta:creation-date>
    <dc:date>2024-08-05T18:37:06.541130504</dc:date>
    <meta:editing-duration>PT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1" meta:character-count="335" meta:non-whitespace-character-count="289"/>
  </office:meta>
</office:document-meta>
</file>